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9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851cm"/>
    </style:style>
    <style:style style:name="co4" style:family="table-column">
      <style:table-column-properties fo:break-before="auto" style:column-width="5.9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2pt" style:font-name-asian="F" style:font-size-asian="12pt" style:font-name-complex="Noto Sans Devanagari1" style:font-size-complex="12pt"/>
    </style:style>
    <style:style style:name="T1" style:family="text">
      <style:text-properties style:use-window-font-color="true" fo:font-size="12pt" fo:language="ru" fo:country="RU" style:language-asian="zh" style:country-asian="CN" style:language-complex="hi" style:country-complex="IN" style:font-name-asian="F" style:font-size-asian="12pt" style:font-size-complex="12pt" style:letter-kerning="true"/>
    </style:style>
    <style:style style:name="T2" style:family="text">
      <style:text-properties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 table:style-name="ce1" office:value-type="string" calcext:value-type="string">
            <text:p>Получатель <text:s/>Ивановв Иван Иванович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table:style-name="ce3"/>
        </table:table-row>
        <table:table-row table:style-name="ro2">
          <table:table-cell table:number-columns-repeated="3"/>
          <table:table-cell table:style-name="ce1" office:value-type="string" calcext:value-type="string">
            <text:p>Банк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Калужское отделение №1543 ПАО ТРАТЬБАНК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БИК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551305703" calcext:value-type="float">
            <text:p>551305703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2">
          <table:table-cell table:style-name="ce2" office:value-type="string" calcext:value-type="string">
            <text:p>Номер счета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<text:span text:style-name="T1">33350167831855222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<text:span text:style-name="T2">Кор/c</text:span></text:p>
            <text:p><text:span text:style-name="T2">50101455500000000333</text:span></text:p>
          </table:table-cell>
        </table:table-row>
      </table:table>
      <table:table table:name="Лист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 table:style-name="ce1" office:value-type="float" office:value="5503334765" calcext:value-type="float">
            <text:p>5503334765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 calcext:value-type="string">
            <text:p>КПП 333482333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ОКПО</text:p>
          </table:table-cell>
        </table:table-row>
        <table:table-row table:style-name="ro2">
          <table:table-cell table:number-columns-repeated="4"/>
          <table:table-cell table:style-name="ce1" office:value-type="float" office:value="22276504" calcext:value-type="float">
            <text:p>22276504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ОГРН 110310210588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30:59.165205124</meta:creation-date>
    <dc:date>2025-09-01T21:44:19.896521985</dc:date>
    <meta:editing-duration>PT3M2S</meta:editing-duration>
    <meta:editing-cycles>1</meta:editing-cycles>
    <meta:document-statistic meta:table-count="2" meta:cell-count="13" meta:object-count="0"/>
    <meta:generator>LibreOffice/24.2.7.2$Linux_X86_64 LibreOffice_project/420$Build-2</meta:generator>
  </office:meta>
</office:document-meta>
</file>